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50724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קניון מגדלי העיר<text:tab/></text:span></text:p>
      <text:p text:style-name="P8"/>
      <text:p text:style-name="P1"><text:span text:style-name="T1">כתובת</text:span><text:span text:style-name="T2"> </text:span><text:span text:style-name="T1"><text:s/>שד' יעקב 50 ראשל"צ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0"/>03-9643835 <text:s text:c="113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איש החזקה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7"/>מימין לכניסה ראשית <text:s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 text:c="2"/>מסביב למבנה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תומר בן ארי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446355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י ליאנר</text:p>
          </table:table-cell>
          <table:table-cell table:style-name="Table2.A1" office:value-type="string">
            <text:p text:style-name="P14">מנהל תפעו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484653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סי בן שוש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6878957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גפ"מ מ 2 צוברים קרקע צד מערבי . 2 מגדלי מגורים מעל מסעדות בהן בישול בגפ"מ 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גפ"מ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גלאים בשטחים ציבוריים</text:p>
          </table:table-cell>
        </table:table-row>
        <table:table-row table:style-name="Table5.1">
          <table:table-cell table:style-name="Table5.A1" office:value-type="string">
            <text:p text:style-name="P14">מתזים בכל שטחי המבנה</text:p>
          </table:table-cell>
        </table:table-row>
        <table:table-row table:style-name="Table5.1">
          <table:table-cell table:style-name="Table5.A1" office:value-type="string">
            <text:p text:style-name="P14">חלונות פתיחה אוט' בשטחים הציבוריים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11:00</meta:creation-date>
    <dc:creator>אתי מנצור</dc:creator>
    <dc:date>2013-08-12T06:11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5" meta:word-count="167" meta:character-count="1569"/>
    <meta:generator>OpenOffice/4.0.1$Win32 OpenOffice.org_project/401m5$Build-9714</meta:generator>
  </office:meta>
</office:document-meta>
</file>